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officeooo:rsid="001a8bfe"/>
    </style:style>
    <style:style style:name="T2" style:family="text">
      <style:text-properties officeooo:rsid="001b62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doop Commands</text:p>
      <text:p text:style-name="P2"/>
      <text:p text:style-name="Standard"><text:span text:style-name="T1">1.</text:span> <text:s text:c="3"/>Code: hdfs dfs -mkdir /Test_Directory</text:p>
      <text:p text:style-name="Standard"><text:span text:style-name="T1">2.</text:span> <text:s text:c="3"/>Code: hdfs dfs -mkdir -p ~/Test_Directory</text:p>
      <text:p text:style-name="Standard"><text:span text:style-name="T1">3.</text:span> <text:s text:c="3"/>Code: hdfs dfs -ls ~</text:p>
      <text:p text:style-name="Standard"><text:span text:style-name="T1">4.</text:span> <text:s text:c="3"/>Code: hdfs dfs -touchz ~/Test_txt.txt</text:p>
      <text:p text:style-name="Standard"><text:span text:style-name="T1">5.</text:span> <text:s text:c="3"/>Code: hdfs dfs -put ~/Test_txt.txt ~/Test_Directory</text:p>
      <text:p text:style-name="Standard"><text:span text:style-name="T1">6.</text:span> <text:s text:c="3"/>Code: hdfs dfs -get ~/Test_csv.csv ~</text:p>
      <text:p text:style-name="Standard"><text:span text:style-name="T1">7.</text:span> <text:s text:c="3"/>Code: hdfs dfs -cp ~/Test_csv.csv ~/Test_Directory2</text:p>
      <text:p text:style-name="Standard"><text:span text:style-name="T1">8.</text:span> <text:s text:c="3"/>Code: hdfs dfs -mv ~/Test_Directory2 ~/Test_Directory</text:p>
      <text:p text:style-name="Standard"><text:span text:style-name="T1">9.</text:span> <text:s text:c="3"/>Code: hdfs dfs -rm ~/Test_Directory</text:p>
      <text:p text:style-name="Standard"><text:span text:style-name="T1">10.</text:span> <text:s text:c="3"/>Code: hdfs dfs -du ~</text:p>
      <text:p text:style-name="Standard"><text:span text:style-name="T1">11.</text:span> <text:s text:c="3"/>Code: hdfs dfs -du -s ~ </text:p>
      <text:p text:style-name="Standard"><text:span text:style-name="T1">12.</text:span> <text:s text:c="3"/>Code: hdfs dfs -stat ~</text:p>
      <text:p text:style-name="Standard"><text:span text:style-name="T1">13.</text:span> <text:s text:c="3"/>Code: hdfs dfs -df</text:p>
      <text:p text:style-name="Standard"><text:span text:style-name="T1">14.</text:span> <text:s text:c="3"/>Code: hdfs dfs -usage mkdir</text:p>
      <text:p text:style-name="Standard"><text:span text:style-name="T1">15.</text:span> <text:s text:c="3"/>Code: hdfs dfs -help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2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07:53:33.331503625</meta:creation-date>
    <dc:date>2020-09-28T08:15:35.320646015</dc:date>
    <meta:editing-duration>PT11M51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16" meta:word-count="96" meta:character-count="603" meta:non-whitespace-character-count="477"/>
  </office:meta>
</office:document-meta>
</file>